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3.81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"/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1" calcext:value-type="float">
            <text:p>431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1" calcext:value-type="float">
            <text:p>431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6" calcext:value-type="float">
            <text:p>426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6" calcext:value-type="float">
            <text:p>226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6" calcext:value-type="float">
            <text:p>426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6" calcext:value-type="float">
            <text:p>426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2.762972330879" calcext:value-type="float">
            <text:p>252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6" calcext:value-type="float">
            <text:p>426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0]-[.B$58]" office:value-type="float" office:value="200" calcext:value-type="float">
            <text:p>200</text:p>
          </table:table-cell>
          <table:table-cell table:formula="of:=[.C60]-[.C$58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1]-[.B$58]" office:value-type="float" office:value="185" calcext:value-type="float">
            <text:p>185</text:p>
          </table:table-cell>
          <table:table-cell table:formula="of:=[.C61]-[.C$58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2]-[.B$58]" office:value-type="float" office:value="170" calcext:value-type="float">
            <text:p>170</text:p>
          </table:table-cell>
          <table:table-cell table:formula="of:=[.C62]-[.C$58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3]-[.B$58]" office:value-type="float" office:value="155" calcext:value-type="float">
            <text:p>155</text:p>
          </table:table-cell>
          <table:table-cell table:formula="of:=[.C63]-[.C$58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20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18" office:value-type="string" calcext:value-type="string">
            <text:p>pagine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/00/0000</text:date>, <text:time style:data-style-name="N2" text:time-value="07:45:19.852222383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4.0.3$Linux_X86_64 LibreOffice_project/40m0$Build-3</meta:generator>
    <dc:date>2017-09-12T07:53:35.785149852</dc:date>
    <dc:creator>Daniele Zambelli</dc:creator>
    <meta:editing-duration>PT2H27M44S</meta:editing-duration>
    <meta:editing-cycles>16</meta:editing-cycles>
    <meta:document-statistic meta:table-count="2" meta:cell-count="279" meta:object-count="0"/>
  </office:meta>
</office:document-meta>
</file>